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b90" officeooo:paragraph-rsid="000d6b90"/>
    </style:style>
    <style:style style:name="P2" style:family="paragraph" style:parent-style-name="Standard">
      <style:text-properties officeooo:rsid="000e67af" officeooo:paragraph-rsid="000e67af"/>
    </style:style>
    <style:style style:name="P3" style:family="paragraph" style:parent-style-name="Header">
      <style:text-properties officeooo:rsid="000efbf0" officeooo:paragraph-rsid="000efbf0"/>
    </style:style>
    <style:style style:name="T1" style:family="text">
      <style:text-properties fo:language="en" fo:country="GB"/>
    </style:style>
    <style:style style:name="T2" style:family="text">
      <style:text-properties officeooo:rsid="000e6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<text:span text:style-name="T1">first</text:span> Comma-separated values is a data format that pre-dates personal computers by more than a decade, it was used in the IBM Fortran compiler in 1972. The data is <text:span text:style-name="T1">stored</text:span> in <text:span text:style-name="T1">text</text:span> files with the extension .csv, inside the file is the first row where the objects are defined, the other rows are separeted by a line break and the objects are separeted by commas like his name indicates. Some advantages are that is human readable and easy to edit manually, is simple to implement, provides a straightforward information schema and is lighter than most languages. <text:span text:style-name="T2">The drawbacks of CSV are that only allows to move most basic data, it haves a poor support of special characters and there is no distinction between text and numeric values.</text:span></text:p>
      <text:p text:style-name="P2">In conclusion this language is good to make tables and databases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fbf0" officeooo:paragraph-rsid="000efb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itor Rodriguez Gallard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22:11:16.475000000</meta:creation-date>
    <dc:date>2021-09-17T22:39:51.456000000</dc:date>
    <meta:editing-duration>PT5M48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3" meta:word-count="142" meta:character-count="826" meta:non-whitespace-character-count="687"/>
  </office:meta>
</office:document-meta>
</file>